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808080" draw:marker-start-width="0.358cm" draw:marker-end-width="0.358cm" draw:fill-color="#ffd320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ffff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8cm" draw:marker-end-width="0.358cm" draw:fill-color="#ffd320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106cm" draw:marker-start-width="0.358cm" draw:marker-end-width="0.358cm" draw:fill-color="#000000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53cm" svg:stroke-color="#808080" draw:marker-start-width="0.279cm" draw:marker-end-width="0.279cm" draw:fill="solid" draw:fill-color="#4c4c4c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2.09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line-height="63%" fo:text-align="center"/>
    </style:style>
    <style:style style:name="P3" style:family="paragraph">
      <style:paragraph-properties fo:line-height="63%" fo:text-align="center"/>
      <style:text-properties fo:color="#ff950e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950e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2.05cm" svg:height="3.064cm" svg:x="0.959cm" svg:y="0.835cm" svg:viewBox="0 0 2051 3065" svg:d="m1648 0c-185 0-1014 0-1199 0-143 0-216 433-216 582 0 300-329 2483-205 2483 368 0 1620-11 1990-11 123 0-135-2152-135-2451s-43-603-235-603z">
          <text:p/>
        </draw:path>
        <draw:line draw:style-name="gr2" draw:text-style-name="P1" draw:layer="layout" svg:x1="1.25cm" svg:y1="1.37cm" svg:x2="2.79cm" svg:y2="1.37cm">
          <text:p/>
        </draw:line>
        <draw:path draw:style-name="gr3" draw:text-style-name="P1" draw:layer="layout" svg:width="1.359cm" svg:height="0.612cm" svg:x="1.37cm" svg:y="0.222cm" svg:viewBox="0 0 1360 613" svg:d="m0 613c0-204 490-613 550-613s210 0 250 0c49-13 560 409 560 613z">
          <text:p/>
        </draw:path>
        <draw:path draw:style-name="gr4" draw:text-style-name="P1" draw:layer="layout" svg:width="0.379cm" svg:height="0.122cm" svg:x="1.859cm" svg:y="0.1cm" svg:viewBox="0 0 380 123" svg:d="m61 123c-11-16-90-123-50-123s320 0 360 0c30 0-20 82-50 123-70 0-260 0-260 0z">
          <text:p/>
        </draw:path>
        <draw:path draw:style-name="gr5" draw:text-style-name="P1" draw:layer="layout" svg:width="0.969cm" svg:height="2.859cm" svg:x="2.96cm" svg:y="0.84cm" svg:viewBox="0 0 970 2860" svg:d="m970 760c-10-385-239-764-580-760-780 10-180 900 0 1490 190 650 162 990-60 990s-293-547-320-610l60 820c120 150 228 173 360 170 460-9 323-744 120-1400-203-611-610-1259-190-1250 230 0 450 195 460 580z">
          <text:p/>
        </draw:path>
        <draw:frame draw:style-name="gr6" draw:text-style-name="P3" draw:layer="layout" svg:width="0.5cm" svg:height="2.08cm" svg:x="1.78cm" svg:y="1.63cm">
          <draw:text-box>
            <text:p text:style-name="P2"><text:span text:style-name="T1">M</text:span></text:p>
            <text:p text:style-name="P2"><text:span text:style-name="T1">V</text:span></text:p>
            <text:p text:style-name="P2"><text:span text:style-name="T1">V</text:span></text:p>
            <text:p text:style-name="P2"><text:span text:style-name="T1">M</text:span></text:p>
          </draw:text-box>
        </draw:frame>
        <draw:path draw:style-name="gr5" draw:text-style-name="P1" draw:layer="layout" svg:width="1.16cm" svg:height="2.84cm" svg:x="0.079cm" svg:y="0.6cm" svg:viewBox="0 0 1161 2841" svg:d="m871 2841c-500-860-790-1840-850-2140-70-380 20-660 460-700 300-20 550 230 680 380l-60 260c-110-130-380-520-640-500-230 30-350 130-290 520 70 260 300 820 750 165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SHIMOTO Keisuke</meta:initial-creator>
    <meta:creation-date>2014-01-26T06:06:19.33</meta:creation-date>
    <dc:date>2014-01-27T12:00:20.09</dc:date>
    <dc:creator>NISHIMOTO Keisuke</dc:creator>
    <meta:editing-duration>PT2H4M50S</meta:editing-duration>
    <meta:editing-cycles>15</meta:editing-cycles>
    <meta:generator>OpenOffice/4.0.1$Win32 OpenOffice.org_project/401m5$Build-9714</meta:generator>
    <meta:document-statistic meta:object-count="7"/>
  </office:meta>
</office:document-meta>
</file>